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 Mono:case&amp;liga&amp;dlig&amp;rtbd" svg:font-family="'DejaVu Sans Mono:case&amp;liga&amp;dlig&amp;rtbd'" style:font-adornments="Book" style:font-family-generic="modern" style:font-pitch="fixed"/>
    <style:font-face style:name="Courier 10 Pitch" svg:font-family="'Courier 10 Pitch'"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26.899cm" fo:margin-left="0.048cm" fo:margin-right="-0.005cm" table:align="margins" fo:keep-with-next="always"/>
    </style:style>
    <style:style style:name="Table1.A" style:family="table-column">
      <style:table-column-properties style:column-width="8.925cm" style:rel-column-width="21744*"/>
    </style:style>
    <style:style style:name="Table1.B" style:family="table-column">
      <style:table-column-properties style:column-width="8.608cm" style:rel-column-width="20971*"/>
    </style:style>
    <style:style style:name="Table1.C" style:family="table-column">
      <style:table-column-properties style:column-width="9.366cm" style:rel-column-width="22820*"/>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C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paragraph-rsid="000157ed"/>
    </style:style>
    <style:style style:name="P2" style:family="paragraph" style:parent-style-name="Text_20_body">
      <style:text-properties officeooo:paragraph-rsid="000157ed"/>
    </style:style>
    <style:style style:name="P3" style:family="paragraph" style:parent-style-name="Text_20_body">
      <style:text-properties officeooo:rsid="000f9b02" officeooo:paragraph-rsid="000f9b02"/>
    </style:style>
    <style:style style:name="P4" style:family="paragraph" style:parent-style-name="Text_20_body">
      <style:text-properties officeooo:paragraph-rsid="0013e8b9"/>
    </style:style>
    <style:style style:name="P5" style:family="paragraph" style:parent-style-name="analysis">
      <style:text-properties officeooo:paragraph-rsid="000157ed"/>
    </style:style>
    <style:style style:name="P6" style:family="paragraph" style:parent-style-name="caution">
      <style:text-properties officeooo:paragraph-rsid="000157ed"/>
    </style:style>
    <style:style style:name="P7" style:family="paragraph" style:parent-style-name="supplemental">
      <style:text-properties officeooo:paragraph-rsid="000157ed"/>
    </style:style>
    <style:style style:name="P8" style:family="paragraph" style:parent-style-name="output">
      <style:text-properties officeooo:paragraph-rsid="000157ed"/>
    </style:style>
    <style:style style:name="P9" style:family="paragraph" style:parent-style-name="Table_20_index_20_1">
      <style:text-properties officeooo:paragraph-rsid="000157ed"/>
    </style:style>
    <style:style style:name="P10" style:family="paragraph" style:parent-style-name="code">
      <style:text-properties officeooo:paragraph-rsid="000157ed"/>
    </style:style>
    <style:style style:name="P11" style:family="paragraph" style:parent-style-name="Contents_20_2">
      <style:paragraph-properties>
        <style:tab-stops>
          <style:tab-stop style:position="26.442cm" style:type="right" style:leader-style="dotted" style:leader-text="."/>
        </style:tab-stops>
      </style:paragraph-properties>
    </style:style>
    <style:style style:name="P12" style:family="paragraph" style:parent-style-name="Contents_20_1">
      <style:paragraph-properties>
        <style:tab-stops>
          <style:tab-stop style:position="26.942cm" style:type="right" style:leader-style="dotted" style:leader-text="."/>
        </style:tab-stops>
      </style:paragraph-properties>
    </style:style>
    <style:style style:name="P13" style:family="paragraph" style:parent-style-name="Standard">
      <style:text-properties officeooo:rsid="000f9b02" officeooo:paragraph-rsid="0013e8b9"/>
    </style:style>
    <style:style style:name="P14" style:family="paragraph" style:parent-style-name="Text_20_body">
      <style:text-properties officeooo:rsid="000f9b02" officeooo:paragraph-rsid="000f9b02"/>
    </style:style>
    <style:style style:name="P15" style:family="paragraph" style:parent-style-name="Heading_20_5">
      <style:text-properties style:font-name="DejaVu Sans Mono1" officeooo:paragraph-rsid="000157ed"/>
    </style:style>
    <style:style style:name="P16" style:family="paragraph" style:parent-style-name="Heading_20_1">
      <style:text-properties officeooo:paragraph-rsid="000157ed"/>
    </style:style>
    <style:style style:name="P17" style:family="paragraph" style:parent-style-name="Heading_20_2">
      <style:text-properties officeooo:paragraph-rsid="000157e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text:bookmark-start text:name="__RefHeading___Toc21019_1662178486"/>Conventions Used in the Book<text:bookmark-end text:name="__RefHeading___Toc21019_1662178486"/></text:h>
      <text:p text:style-name="P2">The various styles used in the book along with their meaning, are listed below. The basic paragraph format is the font you see here with each paragraph indented.</text:p>
      <text:p text:style-name="P2">Information that is supplemental to the topic being discussed will be presented in the format below.</text:p>
      <text:p text:style-name="P7">These colored boxes have additional, supplemental or historical information associated with the current topic being discussed.</text:p>
      <text:p text:style-name="P2">Source code is listed in a fixed font with borders to delimit the code segment. You should always type in the programs. Most are small and can be entered into the editor in just a couple of minutes. The physical act of typing in the programs will help you learn the vocabulary and structure of FreeBasic. You do not type in the line numbers; they are only for referencing the code in the text. The file name for the program is located after the code segment.</text:p>
      <text:p text:style-name="P10">1<text:tab/>Cls</text:p>
      <text:p text:style-name="P10">2<text:tab/>Print "Hello World From FreeBasic!"</text:p>
      <text:p text:style-name="P10">3<text:tab/>Sleep</text:p>
      <text:p text:style-name="P10">4<text:tab/>End</text:p>
      <text:h text:style-name="P15" text:outline-level="5">Listing 1: helloworld.bas</text:h>
      <text:p text:style-name="P2">Following each listing is an analysis paragraph which explains how the program works. It is marked by the word Analysis: and vertical borders. Even though many of the keywords you will see may have not be discussed in detail in the text, seeing these keywords in action will help you become familiar with the vocabulary of FreeBasic.</text:p>
      <text:p text:style-name="P5">Analysis: This will mark the beginning of an analysis section. The code will be discussed using the line numbers referenced in the listing. You do not type the numbers in the editor.</text:p>
      <text:p text:style-name="P2">The output of a program is listed in a fixed font and enclosed in a gray box as shown below. This output is given so you can compare the results to see if you have entered the program correctly.</text:p>
      <text:p text:style-name="P8">Hello World from FreeBasic!</text:p>
      <text:p text:style-name="Table_20_index_20_1">Output 1: program.bas</text:p>
      <text:p text:style-name="P2">A potential problem is shown with a Caution paragraph. It is formatted similarly to the Analysis paragraph.</text:p>
      <text:p text:style-name="P6">Caution: This style will alert you to potential problems and offer some remedies or tips to avoid them.</text:p>
      <text:p text:style-name="P2"/>
      <text:p text:style-name="P5">Analysis: This style will alert you to</text:p>
      <text:p text:style-name="P13"><text:soft-page-break/></text:p>
      <text:table-index text:style-name="Sect1" text:name="Index of Tables1">
        <text:table-index-source text:caption-sequence-name="Text" text:caption-sequence-format="caption">
          <text:index-title-template text:style-name="Table_20_index_20_heading">Index of Figures &amp;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
          </text:index-title>
        </text:index-body>
      </text:table-index>
      <text:p text:style-name="P4"/>
      <text:h text:style-name="P17" text:outline-level="2"><text:bookmark-start text:name="__RefHeading___Toc21021_1662178486"/>Example Table<text:bookmark-end text:name="__RefHeading___Toc21021_1662178486"/></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Numeric Data </text:p>
          </table:table-cell>
          <table:table-cell table:style-name="Table1.A1" office:value-type="string">
            <text:p text:style-name="Table_20_Heading">Types Size</text:p>
          </table:table-cell>
          <table:table-cell table:style-name="Table1.C1" office:value-type="string">
            <text:p text:style-name="Table_20_Heading">Limits </text:p>
          </table:table-cell>
        </table:table-row>
        <table:table-row>
          <table:table-cell table:style-name="Table1.A2" office:value-type="string">
            <text:p text:style-name="P1">Byte </text:p>
          </table:table-cell>
          <table:table-cell table:style-name="Table1.B2" office:value-type="string">
            <text:p text:style-name="P1">8-bit signed, 1 byte</text:p>
          </table:table-cell>
          <table:table-cell table:style-name="Table1.C2" office:value-type="string">
            <text:p text:style-name="P1">-128 to 127</text:p>
          </table:table-cell>
        </table:table-row>
      </table:table>
      <text:p text:style-name="Table"><text:sequence text:ref-name="refTable0" text:name="Table" text:formula="ooow:Table+1" style:num-format="1">1</text:sequence>. Table: Table 2.1: FreeBasic Numeric Data Types</text:p>
      <text:p text:style-name="P9"/>
      <text:p text:style-name="Text_20_body"/>
      <text:p text:style-name="P3">Table of Content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_Toc21019_1662178486" text:style-name="Index_20_Link" text:visited-style-name="Index_20_Link">Conventions Used in the Book<text:tab/>1</text:a></text:p>
          <text:p text:style-name="P11"><text:a xlink:type="simple" xlink:href="#__RefHeading___Toc21021_1662178486" text:style-name="Index_20_Link" text:visited-style-name="Index_20_Link">Example Table<text:tab/>2</text:a></text:p>
        </text:index-body>
      </text:table-of-content>
      <text:p text:style-name="P3"/>
      <text:p text:style-name="P3">Index of Ta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 Mono:case&amp;liga&amp;dlig&amp;rtbd" svg:font-family="'DejaVu Sans Mono:case&amp;liga&amp;dlig&amp;rtbd'" style:font-adornments="Book" style:font-family-generic="modern" style:font-pitch="fixed"/>
    <style:font-face style:name="Courier 10 Pitch" svg:font-family="'Courier 10 Pitch'"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Text_20_body" style:class="text" style:master-page-name="">
      <loext:graphic-properties draw:fill="none" draw:fill-color="#729fcf"/>
      <style:paragraph-properties fo:margin-top="0cm" fo:margin-bottom="0.199cm" loext:contextual-spacing="false" fo:keep-together="always" style:page-number="auto" fo:background-color="transparent" fo:keep-with-next="always" text:number-lines="false" text:line-number="0">
        <style:tab-stops/>
      </style:paragraph-properties>
      <style:text-properties style:font-name="DejaVu Sans Mono" fo:font-family="'DejaVu Sans Mono'" style:font-style-name="Book" style:font-family-generic="modern" style:font-pitch="fixed"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199cm" loext:contextual-spacing="false" fo:keep-together="auto" fo:orphans="0" fo:widows="0" style:page-number="auto" fo:background-color="transparent" fo:keep-with-next="auto" style:snap-to-layout-grid="false">
        <style:tab-stops/>
      </style:paragraph-properties>
      <style:text-properties style:font-name="DejaVu Sans Mono" fo:font-family="'DejaVu Sans Mono'" style:font-style-name="Book" style:font-family-generic="modern" style:font-pitch="fixed" officeooo:rsid="007ecacd"/>
    </style:style>
    <style:style style:name="List" style:family="paragraph" style:parent-style-name="Text_20_body" style:class="list" style:master-page-name="">
      <style:paragraph-properties style:page-number="auto"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7" style:display-name="Heading 7" style:family="paragraph" style:parent-style-name="Heading" style:next-style-name="Text_20_body" style:default-outline-level="7" style:class="text">
      <style:text-properties fo:font-size="75%" fo:font-weight="bold"/>
    </style:style>
    <style:style style:name="Heading_20_9" style:display-name="Heading 9" style:family="paragraph" style:parent-style-name="Heading" style:next-style-name="Text_20_body" style:default-outline-level="9" style:class="text">
      <style:text-properties fo:font-size="75%" fo:font-weight="bold"/>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0cm" fo:margin-right="0cm" fo:margin-top="0.423cm" fo:margin-bottom="0.212cm" loext:contextual-spacing="false" fo:keep-together="always" fo:text-indent="0cm" style:auto-text-indent="false" fo:background-color="transparent" fo:keep-with-next="always" text:number-lines="false" text:line-number="0">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Standard" style:next-style-name="Text_20_body" style:class="chapter" style:master-page-name="">
      <style:paragraph-properties fo:margin-top="0.199cm" fo:margin-bottom="0.4cm" loext:contextual-spacing="false" fo:text-align="center" style:justify-single-word="false" style:page-number="auto"/>
      <style:text-properties fo:font-size="28pt" fo:font-weight="bold" officeooo:rsid="003403f6" style:font-size-asian="28pt" style:font-weight-asian="bold" style:font-size-complex="28pt" style:font-weight-complex="bold"/>
    </style:style>
    <style:style style:name="Table_20_Contents" style:display-name="Table Contents" style:family="paragraph" style:parent-style-name="Standard" style:class="extra">
      <style:paragraph-properties fo:margin-top="0.101cm" fo:margin-bottom="0.199cm" loext:contextual-spacing="false"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supplemental" style:family="paragraph" style:parent-style-name="Text_20_body" style:next-style-name="Text_20_body" style:class="extra" style:master-page-name="">
      <loext:graphic-properties draw:fill="solid" draw:fill-color="#cccccc" draw:opacity="100%"/>
      <style:paragraph-properties fo:margin-left="0cm" fo:margin-right="0cm" fo:margin-top="0.3cm" fo:margin-bottom="0.3cm" loext:contextual-spacing="false" fo:text-indent="0cm" style:auto-text-indent="true" style:page-number="auto" fo:background-color="#cccccc" fo:padding="0.049cm" fo:border="0.99pt solid #000000" style:shadow="none">
        <style:tab-stops/>
      </style:paragraph-properties>
      <style:text-properties style:font-name="DejaVu Sans Mono" fo:font-family="'DejaVu Sans Mono'" style:font-style-name="Book" style:font-family-generic="modern" style:font-pitch="fixed" fo:font-size="11pt" style:font-name-asian="Courier New1" style:font-family-asian="'Courier New'" style:font-family-generic-asian="modern" style:font-pitch-asian="fixed" style:font-size-asian="11pt" style:font-name-complex="Courier New1" style:font-family-complex="'Courier New'" style:font-family-generic-complex="modern" style:font-pitch-complex="fixed" style:font-size-complex="11pt"/>
    </style:style>
    <style:style style:name="code" style:family="paragraph" style:parent-style-name="Text_20_body" style:next-style-name="Text_20_body" style:list-style-name="" style:master-page-name="">
      <loext:graphic-properties draw:fill-image-width="0cm" draw:fill-image-height="0cm"/>
      <style:paragraph-properties fo:margin-top="0.199cm" fo:margin-bottom="0.199cm" loext:contextual-spacing="true" fo:keep-together="auto" fo:orphans="0" fo:widows="0" style:page-number="auto" fo:padding-left="0.199cm" fo:padding-right="0cm" fo:padding-top="0cm" fo:padding-bottom="0cm" fo:border-left="0.99pt solid #000000" fo:border-right="none" fo:border-top="none" fo:border-bottom="none" style:shadow="none" fo:keep-with-next="auto" text:number-lines="false" text:line-number="0">
        <style:tab-stops/>
      </style:paragraph-properties>
      <style:text-properties style:font-name="Courier New" fo:font-family="'Courier New'" style:font-style-name="Regular" style:font-family-generic="modern" style:font-pitch="fixed"/>
    </style:style>
    <style:style style:name="Heading_20_5" style:display-name="Heading 5" style:family="paragraph" style:parent-style-name="Heading" style:next-style-name="Text_20_body" style:default-outline-level="5" style:class="text" style:master-page-name="">
      <style:paragraph-properties fo:margin-left="0cm" fo:margin-right="0cm" fo:margin-top="0.101cm" fo:margin-bottom="0.199cm" loext:contextual-spacing="false" fo:keep-together="auto" fo:orphans="0" fo:widows="0" fo:text-indent="0cm" style:auto-text-indent="false" style:page-number="auto" fo:keep-with-next="auto" style:snap-to-layout-grid="false"/>
      <style:text-properties style:font-name="DejaVu Sans Mono:case&amp;liga&amp;dlig&amp;rtbd" fo:font-family="'DejaVu Sans Mono:case&amp;liga&amp;dlig&amp;rtbd'" style:font-style-name="Book" style:font-family-generic="modern" style:font-pitch="fixed" fo:font-size="85%" fo:font-weight="normal" style:font-size-asian="85%" style:font-weight-asian="bold" style:font-size-complex="85%" style:font-weight-complex="bold"/>
    </style:style>
    <style:style style:name="analysis" style:family="paragraph" style:parent-style-name="Text_20_body" style:next-style-name="Text_20_body" style:class="extra">
      <loext:graphic-properties draw:fill="none" draw:fill-color="#729fcf"/>
      <style:paragraph-properties fo:margin-left="0cm" fo:margin-right="0cm" fo:margin-top="0.3cm" fo:margin-bottom="0.3cm" loext:contextual-spacing="true" fo:text-indent="0cm" style:auto-text-indent="true" fo:background-color="transparent" fo:padding="0.049cm" fo:border-left="2.49pt solid #000000" fo:border-right="2.49pt solid #000000" fo:border-top="none" fo:border-bottom="none" style:shadow="none"/>
      <style:text-properties style:font-name="DejaVu Sans Mono" fo:font-family="'DejaVu Sans Mono'" style:font-style-name="Book" style:font-family-generic="modern" style:font-pitch="fixed" fo:font-size="11pt" style:font-name-asian="Courier New1" style:font-family-asian="'Courier New'" style:font-family-generic-asian="modern" style:font-pitch-asian="fixed" style:font-size-asian="11pt" style:font-name-complex="Courier New1" style:font-family-complex="'Courier New'" style:font-family-generic-complex="modern" style:font-pitch-complex="fixed" style:font-size-complex="11pt"/>
    </style:style>
    <style:style style:name="output" style:family="paragraph" style:parent-style-name="Text_20_body" style:next-style-name="Text_20_body" style:master-page-name="">
      <loext:graphic-properties draw:fill="solid" draw:fill-color="#cccccc" draw:fill-image-width="0cm" draw:fill-image-height="0cm"/>
      <style:paragraph-properties fo:margin-top="0.101cm" fo:margin-bottom="0.199cm" loext:contextual-spacing="true" fo:keep-together="auto" style:page-number="auto" fo:background-color="#cccccc" fo:padding-left="0.199cm" fo:padding-right="0cm" fo:padding-top="0cm" fo:padding-bottom="0cm" fo:border-left="0.99pt solid #000000" fo:border-right="none" fo:border-top="none" fo:border-bottom="none" style:shadow="none" fo:keep-with-next="auto"/>
      <style:text-properties style:font-name="Courier New" fo:font-family="'Courier New'" style:font-style-name="Regular" style:font-family-generic="modern" style:font-pitch="fixed" fo:font-weight="bold" style:font-weight-asian="bold" style:font-weight-complex="bold"/>
    </style:style>
    <style:style style:name="caution" style:family="paragraph" style:parent-style-name="Text_20_body" style:next-style-name="Text_20_body" style:class="extra">
      <loext:graphic-properties draw:fill="solid" draw:fill-color="#dddddd" draw:fill-image-width="0cm" draw:fill-image-height="0cm"/>
      <style:paragraph-properties fo:margin-left="0cm" fo:margin-right="0cm" fo:margin-top="0.3cm" fo:margin-bottom="0.3cm" loext:contextual-spacing="true" fo:text-indent="0cm" style:auto-text-indent="true" fo:background-color="#dddddd" fo:padding="0.049cm" fo:border-left="2.49pt solid #000000" fo:border-right="2.49pt solid #000000" fo:border-top="none" fo:border-bottom="none" style:shadow="none">
        <style:tab-stops/>
      </style:paragraph-properties>
      <style:text-properties style:font-name="DejaVu Sans Mono" fo:font-family="'DejaVu Sans Mono'" style:font-style-name="Book" style:font-family-generic="modern" style:font-pitch="fixed" fo:font-size="11pt"/>
    </style:style>
    <style:style style:name="Table_20_index_20_1" style:display-name="Table index 1" style:family="paragraph" style:parent-style-name="Index" style:next-style-name="Text_20_body" style:class="index">
      <style:paragraph-properties fo:margin-left="0cm" fo:margin-right="0cm" fo:text-indent="0cm" style:auto-text-indent="false">
        <style:tab-stops>
          <style:tab-stop style:position="26.942cm" style:type="right" style:leader-style="dotted" style:leader-text="."/>
        </style:tab-stops>
      </style:paragraph-properties>
    </style:style>
    <style:style style:name="Text" style:family="paragraph" style:parent-style-name="Caption" style:class="extra"/>
    <style:style style:name="List_20_1_20_Start" style:display-name="List 1 Start" style:family="paragraph" style:parent-style-name="List" style:class="list" style:master-page-name="">
      <style:paragraph-properties fo:margin-left="0.635cm" fo:margin-right="0cm" fo:margin-top="0.423cm" fo:margin-bottom="0.212cm" loext:contextual-spacing="false" fo:text-indent="-0.635cm" style:auto-text-indent="false" style:page-number="auto">
        <style:tab-stops/>
      </style:paragraph-properties>
    </style:style>
    <style:style style:name="List_20_1" style:display-name="List 1" style:family="paragraph" style:parent-style-name="List" style:class="list" style:master-page-name="">
      <style:paragraph-properties fo:margin-left="0.635cm" fo:margin-right="0cm" fo:margin-top="0cm" fo:margin-bottom="0.212cm" loext:contextual-spacing="false" fo:text-indent="-0.635cm" style:auto-text-indent="false" style:page-number="auto">
        <style:tab-stops/>
      </style:paragraph-properties>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Numbering_20_3_20_End" style:display-name="Numbering 3 End" style:family="paragraph" style:parent-style-name="List"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1_20_End" style:display-name="Numbering 1 End" style:family="paragraph" style:parent-style-name="List" style:class="list">
      <style:paragraph-properties fo:margin-left="0.635cm" fo:margin-right="0cm" fo:margin-top="0cm" fo:margin-bottom="0.423cm" loext:contextual-spacing="false" fo:text-indent="-0.635cm" style:auto-text-indent="false"/>
    </style:style>
    <style:style style:name="Numbering_20_1" style:display-name="Numbering 1" style:family="paragraph" style:parent-style-name="List" style:list-style-name="Numbering_20_1" style:class="list">
      <style:paragraph-properties fo:margin-top="0cm" fo:margin-bottom="0.212cm" loext:contextual-spacing="false"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423cm" fo:margin-bottom="0.212cm" loext:contextual-spacing="false" text:number-lines="true" text:line-number="1"/>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text:number-lines="true" text:line-number="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freebasic_20_book" style:display-name="freebasic book" style:family="paragraph" style:parent-style-name="Standard">
      <loext:graphic-properties draw:fill-image-width="0cm" draw:fill-image-height="0cm"/>
    </style:style>
    <style:style style:name="Horizontal_20_Line" style:display-name="Horizontal Line" style:family="paragraph" style:parent-style-name="Standard" style:next-style-name="Text_20_body" style:class="html">
      <style:paragraph-properties fo:margin-top="0.199cm" fo:margin-bottom="0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Strong_20_Emphasis" style:display-name="Strong Emphasis" style:family="text">
      <style:text-properties fo:color="#004586" fo:font-weight="bold"/>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keyword0_5f_vb" style:display-name="keyword0_vb" style:family="text">
      <style:text-properties fo:color="#b1b100" fo:font-style="normal" fo:font-weight="normal"/>
    </style:style>
    <style:style style:name="string_5f_vb" style:display-name="string_vb" style:family="text">
      <style:text-properties fo:color="#ff0000" fo:font-style="normal" fo:font-weight="normal"/>
    </style:style>
    <style:style style:name="OOoComputerCode" style:family="text">
      <style:text-properties fo:color="#000000" style:font-name="Courier 10 Pitch" fo:font-family="'Courier 10 Pitch'"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7.94cm" fo:page-height="21.59cm" style:num-format="1" style:print-orientation="landscape" fo:margin-top="0.499cm" fo:margin-bottom="0.499cm" fo:margin-left="0.499cm" fo:margin-right="0.499cm" fo:border-top="0.99pt solid #000000" fo:border-bottom="none" fo:border-left="none" fo:border-right="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1cm" fo:margin-left="0cm" fo:margin-right="0cm" fo:margin-top="0.508cm" fo:border-top="0.99pt solid #000000" fo:border-bottom="none" fo:border-left="none" fo:border-right="none" fo:padding="0cm" style:shadow="none" style:dynamic-spacing="false"/>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Windows_X86_64 LibreOffice_project/aecc05fe267cc68dde00352a451aa867b3b546ac</meta:generator>
    <meta:creation-date>2019-05-20T07:00:26.116000000</meta:creation-date>
    <meta:editing-cycles>15</meta:editing-cycles>
    <meta:editing-duration>PT7H21M13S</meta:editing-duration>
    <dc:title>CV</dc:title>
    <dc:date>2019-05-22T08:48:58.596000000</dc:date>
    <meta:document-statistic meta:table-count="1" meta:image-count="0" meta:object-count="0" meta:page-count="2" meta:paragraph-count="32" meta:word-count="385" meta:character-count="2180" meta:non-whitespace-character-count="1824"/>
    <meta:user-defined meta:name="Info 1"/>
    <meta:user-defined meta:name="Info 2"/>
    <meta:user-defined meta:name="Info 3"/>
    <meta:user-defined meta:name="Info 4"/>
    <meta:template xlink:type="simple" xlink:actuate="onRequest" xlink:title="book templet" xlink:href="../book%20templet.ott" meta:date="2019-05-22T07:00:04.754000000"/>
  </office:meta>
</office:document-meta>
</file>